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09_00-00-00_000.jpg</text:p>
          </table:table-cell>
          <table:table-cell table:style-name="ce22" office:value-type="string">
            <text:p>:m / daylog メモ / 2020-0309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/ daylog メモ / 2020-0309">
            <text:p>:m / daylog メモ / 2020-030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9_10-03-43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3.25 E-139-34-53.23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09_11-22-52_000.jpg</text:p>
          </table:table-cell>
          <table:table-cell table:style-name="ce22" office:value-type="string">
            <text:p>:m 1*1 RES / 245 / 『人工光合成と有機系太陽電池』　日本化学会、編 / p.75</text:p>
          </table:table-cell>
          <table:table-cell table:style-name="ce31"/>
          <table:table-cell table:style-name="ce3"/>
          <table:table-cell table:style-name="ce3" office:value-type="string">
            <text:p>N-35-35-29.05 E-139-34-49.65</text:p>
          </table:table-cell>
          <table:table-cell table:style-name="ce32" table:formula="of:=IF([.E4]=&quot;&quot;;[.C4];CONCATENATE([.C4];&quot; / &quot;;[.E4]))" office:value-type="string" office:string-value=":m 1*1 RES / 245 / 『人工光合成と有機系太陽電池』　日本化学会、編 / p.75">
            <text:p>:m 1*1 RES / 245 / 『人工光合成と有機系太陽電池』　日本化学会、編 / p.7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9_12-05-19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3.08 E-139-34-52.07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9_14-41-41_000.jpg</text:p>
          </table:table-cell>
          <table:table-cell table:style-name="ce22" office:value-type="string">
            <text:p>:m 東和 PHOTO / 200306fth / 落合駅 / 東中野５丁目計画 / １名 / MK設備設計（NB建設） / 資料 / 日誌</text:p>
          </table:table-cell>
          <table:table-cell table:style-name="ce23"/>
          <table:table-cell table:style-name="ce3"/>
          <table:table-cell table:style-name="ce3" office:value-type="string">
            <text:p>N-35-35-28.33 E-139-34-49.22</text:p>
          </table:table-cell>
          <table:table-cell table:style-name="ce32" table:formula="of:=IF([.E6]=&quot;&quot;;[.C6];CONCATENATE([.C6];&quot; / &quot;;[.E6]))" office:value-type="string" office:string-value=":m 東和 PHOTO / 200306fth / 落合駅 / 東中野５丁目計画 / １名 / MK設備設計（NB建設） / 資料 / 日誌">
            <text:p>:m 東和 PHOTO / 200306fth / 落合駅 / 東中野５丁目計画 / １名 / MK設備設計（NB建設） / 資料 / 日誌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09_18-34-42_000.jpg</text:p>
          </table:table-cell>
          <table:table-cell table:style-name="ce22" office:value-type="string">
            <text:p>:m 1*1 RES / 245 / 『人工光合成と有機系太陽電池』　日本化学会、編 / p.76</text:p>
          </table:table-cell>
          <table:table-cell table:style-name="ce14"/>
          <table:table-cell table:style-name="ce3"/>
          <table:table-cell table:style-name="ce3" office:value-type="string">
            <text:p>N-35-35-28.88 E-139-34-49.43</text:p>
          </table:table-cell>
          <table:table-cell table:style-name="ce32" table:formula="of:=IF([.E7]=&quot;&quot;;[.C7];CONCATENATE([.C7];&quot; / &quot;;[.E7]))" office:value-type="string" office:string-value=":m 1*1 RES / 245 / 『人工光合成と有機系太陽電池』　日本化学会、編 / p.76">
            <text:p>:m 1*1 RES / 245 / 『人工光合成と有機系太陽電池』　日本化学会、編 / p.7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09_19-09-13_000.jpg</text:p>
          </table:table-cell>
          <table:table-cell table:style-name="ce22" office:value-type="string">
            <text:p>:m music / log / gt / || s.1:f-107,patt,block=B2.n,ch.D,score+,-,k.D,-,R=1</text:p>
          </table:table-cell>
          <table:table-cell table:style-name="ce15"/>
          <table:table-cell table:style-name="ce3"/>
          <table:table-cell table:style-name="ce3" office:value-type="string">
            <text:p>N-35-35-28.77 E-139-34-49.38</text:p>
          </table:table-cell>
          <table:table-cell table:style-name="ce32" table:formula="of:=IF([.E8]=&quot;&quot;;[.C8];CONCATENATE([.C8];&quot; / &quot;;[.E8]))" office:value-type="string" office:string-value=":m music / log / gt / || s.1:f-107,patt,block=B2.n,ch.D,score+,-,k.D,-,R=1">
            <text:p>:m music / log / gt / || s.1:f-107,patt,block=B2.n,ch.D,score+,-,k.D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09_20-49-29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1.84 E-139-34-43.78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10_01-14-35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3.11 E-139-34-52.46</text:p>
          </table:table-cell>
          <table:table-cell table:style-name="ce32"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10_01-19-21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63 E-139-34-49.27</text:p>
          </table:table-cell>
          <table:table-cell table:style-name="ce32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10_06-10-33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9.29 E-139-34-50.09</text:p>
          </table:table-cell>
          <table:table-cell table:style-name="ce32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8_11-51-52_000.m4a</text:p>
          </table:table-cell>
          <table:table-cell table:style-name="ce16" office:value-type="string">
            <text:p>:VOICE-MEMO / @自室 / record / bird / 鳥の声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08_16-54-49_000.m4a</text:p>
          </table:table-cell>
          <table:table-cell table:style-name="ce22" office:value-type="string">
            <text:p>:VOICE-MEMO / @自室 / 知りたい / 遣唐使、止めた、なぜ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OICE-MEMO / @自室 / 知りたい / 遣唐使、止めた、なぜ">
            <text:p>:VOICE-MEMO / @自室 / 知りたい / 遣唐使、止めた、なぜ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9_19-04-25_000.mov</text:p>
          </table:table-cell>
          <table:table-cell table:style-name="ce6" office:value-type="string">
            <text:p>:VIDEO / @自宅 / メモ / guitar,gt / 演奏、play / g-2020-0309-1 / f-107,patt,block=B2.n,ch.D,score+,-,k.D,-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IDEO / @自宅 / メモ / guitar,gt / 演奏、play / g-2020-0309-1 / f-107,patt,block=B2.n,ch.D,score+,-,k.D,-,R=1">
            <text:p>:VIDEO / @自宅 / メモ / guitar,gt / 演奏、play / g-2020-0309-1 / f-107,patt,block=B2.n,ch.D,score+,-,k.D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3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60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2020/03/10</text:date>, <text:time>07:37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0T07:37:35.70</dc:date>
    <dc:creator>iwabuchi ken</dc:creator>
    <meta:editing-duration>P18DT4H33M34S</meta:editing-duration>
    <meta:editing-cycles>7302</meta:editing-cycles>
    <meta:document-statistic meta:table-count="1" meta:cell-count="753" meta:object-count="0"/>
  </office:meta>
</office:document-meta>
</file>